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068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ong-form</text:p>
          </table:table-cell>
          <table:table-cell office:value-type="string" calcext:value-type="string">
            <text:p>idx_upper</text:p>
          </table:table-cell>
          <table:table-cell office:value-type="string" calcext:value-type="string">
            <text:p>idx_lower</text:p>
          </table:table-cell>
          <table:table-cell office:value-type="string" calcext:value-type="string">
            <text:p>Short-for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ease advise the official name of your Institution/ Organization and/ or Department / Center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you at faculty level work on common practices addressing the Ethical challenges. <text:s/>Do you have a common practice for supporting Ethical challenges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actices addressing ethical challeng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es, please describe here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you at faculty level work on common practice in supporting the communication- and publication activities? (please rate on a scale from 1 (not at all) to 5 (fully implemented)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actice supporting communication/public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yes, please describe here: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 you at faculty level work on introducing digital research methodologies (please rate on a scale from 1 (not at all) to 5 (fully implemented)? - Not yet and have no immediate plans</text:p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M – Facul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you at faculty level work on introducing digital research methodologies (please rate on a scale from 1 (not at all) to 5 (fully implemented)? - Not yet, but plan to start relevant initiatives in the near fu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M – Facul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 you at faculty level work on introducing digital research methodologies (please rate on a scale from 1 (not at all) to 5 (fully implemented)? - Some institutes have initiated development, but have no common strategy in pla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M – Facul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 you at faculty level work on introducing digital research methodologies (please rate on a scale from 1 (not at all) to 5 (fully implemented)? - Have developed a common strategy and initiated competence develop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M – Facul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 you at faculty level work on introducing digital research methodologies (please rate on a scale from 1 (not at all) to 5 (fully implemented)? - Have a well-defined portfolio of initiatives and of labs to support the competence development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M – Facul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f you have additional remarks, please write them here: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o any of your institutes or departments work on introducing digital research methodologies? (rate on a scale from 1 (not at all) to 5 (fully implemented)) - Not yet and have no immediate plans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M – Departme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 any of your institutes or departments work on introducing digital research methodologies? (rate on a scale from 1 (not at all) to 5 (fully implemented)) - Not yet, but plan to start relevant initiatives in the near futu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M – Depart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 any of your institutes or departments work on introducing digital research methodologies? (rate on a scale from 1 (not at all) to 5 (fully implemented)) - Yes, have initiated development, but no decision in pla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M – Depart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 any of your institutes or departments work on introducing digital research methodologies? (rate on a scale from 1 (not at all) to 5 (fully implemented)) - Yes, have developed a strategy and initiated an introduc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M – Departm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 any of your institutes or departments work on introducing digital research methodologies? (rate on a scale from 1 (not at all) to 5 (fully implemented)) - Yes, have a well-defined portfolio of methodolog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M – Departm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f you have additional remarks, please write them here: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uld you be willing to share any of the following? (please mark all that apply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e resources (which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 you offer competence development of Master-level students?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 at MA-lev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f yes: How is it implemented - Is the course part of the curricul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 of Curricul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f yes: How is it implemented - Are the courses of general or specialized nature?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/specializ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f yes: How is it implement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 DIGITAL methodology taught as an integrated part of the existing course or is it a separate course?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M part of existing or separate cour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ve you developed your own <text:s/>course material?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eloped own materi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hat type?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type is 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y whom?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 developed 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ould you be willing to share the course materials with WHOM?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ngness to share course materi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f you have developed the course material yourself, please list the name or the sources: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ease list courses offered in 2016-2018, <text:s/>or add a link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rses in 2016-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 you have experience in offering competence development for students, which does not result in ECTS; <text:s/>if yes, please share your experience (incl.pros/cons).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 without credit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w do you at your university (or at, faculty or department level) support data management?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port for D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w do you at your university (or at, faculty or department level) support data management? - In case, you would like to share you outcome, please add an URL: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s part of training employees in Digital Humanities, do you offer online training course components ?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ine DH train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e you aware of - or interested in using courses or course components from?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reness of following initiative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re you aware of - or interested in using courses or course components from? - Somebody else, please state: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reness of other initiativ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uld you like to collaborate on identifying and sharing knowledge relevant for competence development within Humanities?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ngness to collaborate on resourc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y specific experiences you want to share with other relevant parties (such as Nordic partners, researchers and institutions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ngness to share experien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eas in which your department can contribute (core competences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ibution are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ease list areas which you see as having potential for a broader Nordic collaboration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as for Nordic collaborat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me of research group, research center and/or departmen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evant research groups, centers, departmenr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ould you be interested in using such a sandbox?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est in sandbox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e you offering competence development to build this kind of competences?  - Graphical representations and interpretations of data</text:p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: ED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re you offering competence development to build this kind of competences?  - Basic statistical understanding</text:p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: Statistic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re you offering competence development to build this kind of competences?  - Ethical questions arising in the digital world </text:p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: Ethic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e you offering competence development to build this kind of competences?  - Importance of right management and of data protection</text:p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: Data rights and protectio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re you offering competence development to build this kind of competences?  - Cross sector terminology (e.g to allow a humanist to talk to a computer scientist or a statistician) </text:p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: Interdisciplinary dialog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ther: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s a research group or similar, how do you work with competence development?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 in research group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ve you considered supercomputing in your work or do you collaborate with others that use HPC? 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est in HP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ho are in charge of developing and running the course?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rse manageme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ho are in charge of developing and running the course? - Other, please state: 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 you offer separate courses or do you have the activities as an integrated part of the existing “normal” lectures?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rse integrated/separa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ease list the name of courses and competence development, which you think might be useful for others (list or include URL)?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evant cours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ease list the course material, which has not already been mentioned, which you think is relevant for others and you are willing to shar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evant course materi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e results of this project will be send to the responders, however, would you like to receive this directly?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eive resul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 results of this project will be send to the responders, however, would you like to receive this directly? - Yes, please mail t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5:03:34.442942954</dc:date>
    <meta:editing-duration>PT40M17S</meta:editing-duration>
    <meta:editing-cycles>14</meta:editing-cycles>
    <meta:generator>LibreOffice/5.1.6.2$Linux_X86_64 LibreOffice_project/10m0$Build-2</meta:generator>
    <meta:document-statistic meta:table-count="1" meta:cell-count="284" meta:object-count="0"/>
  </office:meta>
</office:document-meta>
</file>